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normal" style:list-style-name="WWNum1">
      <style:paragraph-properties fo:margin-left="0.5in" fo:margin-top="0.1665in" fo:margin-bottom="0in" style:contextual-spacing="false" fo:line-height="100%" fo:text-indent="-0.25in" style:auto-text-indent="false"/>
    </style:style>
    <style:style style:name="P3" style:family="paragraph" style:parent-style-name="normal" style:list-style-name="WWNum1">
      <style:paragraph-properties fo:margin-left="0.5in" fo:margin-top="0in" fo:margin-bottom="0in" style:contextual-spacing="false" fo:line-height="100%" fo:text-indent="-0.25in" style:auto-text-indent="false"/>
    </style:style>
    <style:style style:name="P4" style:family="paragraph" style:parent-style-name="normal" style:list-style-name="WWNum1">
      <style:paragraph-properties fo:margin-left="0.5in" fo:margin-top="0in" fo:margin-bottom="0.1665in" style:contextual-spacing="false" fo:line-height="100%" fo:text-indent="-0.25in" style:auto-text-indent="false"/>
    </style:style>
    <style:style style:name="P5" style:family="paragraph" style:parent-style-name="normal">
      <style:paragraph-properties fo:margin-left="0.5in" fo:margin-top="0.1665in" fo:margin-bottom="0.1665in" style:contextual-spacing="false" fo:line-height="100%" fo:text-indent="0in" style:auto-text-indent="false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6pt" style:font-size-asian="16pt" style:font-size-complex="16pt"/>
    </style:style>
    <style:style style:name="P7" style:family="paragraph" style:parent-style-name="normal" style:list-style-name="WWNum2">
      <style:paragraph-properties fo:margin-left="0.5in" fo:margin-top="0.1665in" fo:margin-bottom="0in" style:contextual-spacing="false" fo:line-height="100%" fo:text-indent="-0.25in" style:auto-text-indent="false"/>
    </style:style>
    <style:style style:name="P8" style:family="paragraph" style:parent-style-name="normal" style:list-style-name="WWNum2">
      <style:paragraph-properties fo:margin-left="0.5in" fo:margin-top="0in" fo:margin-bottom="0.1665in" style:contextual-spacing="false" fo:line-height="100%" fo:text-indent="-0.25in" style:auto-text-indent="fals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czdso7z1nn4"/></text:p>
      <text:p text:style-name="Title" loext:marker-style-name="T1"><text:bookmark text:name="_y7zc8ne08dtd"/>Case Study: Real Estate | <text:span text:style-name="T1">Data Engineering</text:span><text:span text:style-name="T1"/></text:p>
      <text:p text:style-name="Heading_20_1" loext:marker-style-name="T2"><text:bookmark text:name="_fe67hnyokeyo"/>Scenario:<text:span text:style-name="T2"/></text:p>
      <text:p text:style-name="normal">As a Data Engineer employed by a real estate firm, your primary responsibility is to construct a data pipeline that efficiently extracts information from <text:span text:style-name="T3">various tables</text:span>, including leads and sales data. This pipeline will operate on a <text:span text:style-name="T3">daily basis</text:span>, leveraging the power of Airflow for seamless automation. Your role extends to <text:span text:style-name="T3">configuring</text:span> Airflow and <text:span text:style-name="T3">crafting</text:span> the necessary database tables to facilitate smooth <text:span text:style-name="T3">data ingestion</text:span>.</text:p>
      <text:p text:style-name="Heading_20_2"><text:bookmark text:name="_ph52wg9yee1y"/>Data Tables:</text:p>
      <text:p text:style-name="Heading_20_4"><text:bookmark text:name="_wbd066ehdut7"/>Leads</text:p>
      <text:p text:style-name="Heading_20_4"><text:bookmark text:name="_fxa7fkl4deeb"/>Sales</text:p>
      <text:p text:style-name="normal"/>
      <text:p text:style-name="normal"><text:span text:style-name="T4">Task</text:span>:</text:p>
      <text:list text:style-name="WWNum1">
        <text:list-item>
          <text:p text:style-name="P2" loext:marker-style-name="T5"><text:span text:style-name="T3">Configure</text:span> Airflow locally.</text:p>
        </text:list-item>
        <text:list-item>
          <text:p text:style-name="P3" loext:marker-style-name="T5"><text:span text:style-name="T3">Design</text:span> tables (<text:span text:style-name="T3">Star Schema</text:span>) on the Data Warehouse side and <text:span text:style-name="T3">create</text:span> an Entity-Relationship Diagram (<text:span text:style-name="T3">ERD</text:span>). </text:p>
        </text:list-item>
        <text:list-item>
          <text:p text:style-name="P3" loext:marker-style-name="T5"><text:span text:style-name="T6">Develop</text:span> a data pipeline to <text:span text:style-name="T3">extract</text:span> Leads/Sales data. </text:p>
        </text:list-item>
        <text:list-item>
          <text:p text:style-name="P4" loext:marker-style-name="T5">The <text:span text:style-name="T3">data pipeline</text:span> should also <text:span text:style-name="T3">Transform</text:span> the extracted data as necessary and <text:span text:style-name="T3">ingest</text:span> it into the database.</text:p>
        </text:list-item>
      </text:list>
      <text:p text:style-name="P5">Note: Input data and output data(tables) can be treated as files, simulating tables.</text:p>
      <text:p text:style-name="P5">Bonus: Establish a <text:span text:style-name="T3">local database</text:span> such as: SQL Lite, load sales and leads data into tables under a schema named ”<text:span text:style-name="T3">data_source</text:span>” , and configure Airflow to read from this database. Create output tables in the database under a schema named "<text:span text:style-name="T3">dwh</text:span>" and use Airflow to write data into the database.</text:p>
      <text:p text:style-name="P6" loext:marker-style-name="T4"/>
      <text:p text:style-name="P6">Delivered Files:</text:p>
      <text:list text:style-name="WWNum2">
        <text:list-item>
          <text:p text:style-name="P7" loext:marker-style-name="T7"><text:span text:style-name="T3">DAG</text:span> as python file</text:p>
        </text:list-item>
        <text:list-item>
          <text:p text:style-name="P8" loext:marker-style-name="T7"><text:span text:style-name="T3">ERD</text:span> Diagr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30T10:59:22.831510700</dc:date>
    <meta:editing-duration>PT11M25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6" meta:word-count="197" meta:character-count="1214" meta:non-whitespace-character-count="1037"/>
  </office:meta>
</office:document-meta>
</file>